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3cm" svg:stroke-color="#a1467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81cm" svg:stroke-color="#ff0000" draw:marker-start-width="0.321cm" draw:marker-end="Rounded_20_large_20_Arrow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00a933" draw:marker-start-width="0.321cm" draw:marker-end="Rounded_20_large_20_Arrow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81cm" svg:stroke-color="#2a6099" draw:marker-start-width="0.321cm" draw:marker-end="Rounded_20_large_20_Arrow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b85c00" draw:fill-color="#ffbf00" draw:textarea-horizontal-align="justify" draw:textarea-vertical-align="middle" draw:auto-grow-height="false" fo:min-height="0.051cm" fo:min-width="0cm"/>
    </style:style>
    <style:style style:name="gr6" style:family="graphic" style:parent-style-name="standard">
      <style:graphic-properties svg:stroke-color="#b85c00" draw:fill-color="#ffbf00" draw:textarea-horizontal-align="justify" draw:textarea-vertical-align="middle" draw:auto-grow-height="false" fo:min-height="0.052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bf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538cm" svg:height="4.4cm" draw:transform="rotate (0.352905574753253) translate (1.04588210829725cm 5.08741110049872cm)" svg:viewBox="0 0 11539 4401" svg:d="M0 0c2874 0 6330 63 6330 63 0 0 2825 133 3617 2088 793 1956 1592 2250 1592 2250">
          <text:p/>
        </draw:path>
        <draw:line draw:style-name="gr2" draw:text-style-name="P1" draw:layer="layout" svg:x1="1.046cm" svg:y1="5.087cm" svg:x2="2.891cm" svg:y2="6.081cm">
          <text:p/>
        </draw:line>
        <draw:line draw:style-name="gr3" draw:text-style-name="P1" draw:layer="layout" svg:x1="1.026cm" svg:y1="5.075cm" svg:x2="2.749cm" svg:y2="3.952cm">
          <text:p/>
        </draw:line>
        <draw:line draw:style-name="gr4" draw:text-style-name="P1" draw:layer="layout" svg:x1="1.006cm" svg:y1="5.091cm" svg:x2="0.904cm" svg:y2="3.1cm">
          <text:p/>
        </draw:line>
        <draw:custom-shape draw:style-name="gr5" draw:text-style-name="P2" draw:layer="layout" svg:width="0.426cm" svg:height="0.425cm" svg:x="0.762cm" svg:y="4.8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4.169cm" svg:y1="4.094cm" svg:x2="6.014cm" svg:y2="4.52cm">
          <text:p/>
        </draw:line>
        <draw:line draw:style-name="gr3" draw:text-style-name="P1" draw:layer="layout" svg:x1="4.148cm" svg:y1="4.081cm" svg:x2="5.446cm" svg:y2="2.674cm">
          <text:p/>
        </draw:line>
        <draw:line draw:style-name="gr4" draw:text-style-name="P1" draw:layer="layout" svg:x1="4.128cm" svg:y1="4.098cm" svg:x2="3.459cm" svg:y2="2.249cm">
          <text:p/>
        </draw:line>
        <draw:custom-shape draw:style-name="gr6" draw:text-style-name="P2" draw:layer="layout" svg:width="0.426cm" svg:height="0.426cm" svg:x="3.885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7.149cm" svg:y1="2.958cm" svg:x2="8.509cm" svg:y2="3.16cm">
          <text:p/>
        </draw:line>
        <draw:line draw:style-name="gr3" draw:text-style-name="P1" draw:layer="layout" svg:x1="7.129cm" svg:y1="2.946cm" svg:x2="7.62cm" svg:y2="1.509cm">
          <text:p/>
        </draw:line>
        <draw:line draw:style-name="gr4" draw:text-style-name="P1" draw:layer="layout" svg:x1="7.109cm" svg:y1="2.962cm" svg:x2="5.872cm" svg:y2="1.397cm">
          <text:p/>
        </draw:line>
        <draw:custom-shape draw:style-name="gr6" draw:text-style-name="P2" draw:layer="layout" svg:width="0.426cm" svg:height="0.426cm" svg:x="6.865cm" svg:y="2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0.982cm" svg:y1="3.668cm" svg:x2="12.118cm" svg:y2="2.958cm">
          <text:p/>
        </draw:line>
        <draw:line draw:style-name="gr3" draw:text-style-name="P1" draw:layer="layout" svg:x1="10.962cm" svg:y1="3.656cm" svg:x2="10.982cm" svg:y2="1.681cm">
          <text:p/>
        </draw:line>
        <draw:line draw:style-name="gr4" draw:text-style-name="P1" draw:layer="layout" svg:x1="10.941cm" svg:y1="3.671cm" svg:x2="9.42cm" svg:y2="2.958cm">
          <text:p/>
        </draw:line>
        <draw:custom-shape draw:style-name="gr6" draw:text-style-name="P2" draw:layer="layout" svg:width="0.426cm" svg:height="0.426cm" svg:x="10.698cm" svg:y="3.3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3.395cm" svg:y1="5.233cm" svg:x2="14.389cm" svg:y2="4.949cm">
          <text:p/>
        </draw:line>
        <draw:line draw:style-name="gr3" draw:text-style-name="P1" draw:layer="layout" svg:x1="13.375cm" svg:y1="5.22cm" svg:x2="13.253cm" svg:y2="3.387cm">
          <text:p/>
        </draw:line>
        <draw:line draw:style-name="gr4" draw:text-style-name="P1" draw:layer="layout" svg:x1="13.395cm" svg:y1="5.233cm" svg:x2="11.874cm" svg:y2="5.655cm">
          <text:p/>
        </draw:line>
        <draw:custom-shape draw:style-name="gr6" draw:text-style-name="P2" draw:layer="layout" svg:width="0.426cm" svg:height="0.426cm" svg:x="13.111cm" svg:y="4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20:52:56.058063795</meta:creation-date>
    <dc:date>2021-12-02T21:03:06.230783807</dc:date>
    <meta:editing-duration>P0D</meta:editing-duration>
    <meta:editing-cycles>1</meta:editing-cycles>
    <meta:document-statistic meta:object-count="21"/>
    <meta:generator>LibreOffice/6.4.7.2$Linux_X86_64 LibreOffice_project/40$Build-2</meta:generator>
  </office:meta>
</office:document-meta>
</file>